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rom </text:span><text:a xlink:type="simple" xlink:href="https://techscreen.crossover.com/mod/quiz/attempt.php?attempt=693368&amp;page=2#q13" text:style-name="ListLabel_20_1" text:visited-style-name="ListLabel_20_1"><text:span text:style-name="T2">https://techscreen.crossover.com/mod/quiz/attempt.php?attempt=693368&amp;page=2#q13</text:span></text:a></text:p>
      <text:p text:style-name="Standard"><text:span text:style-name="T1">In this document, the answer for the question starts with a tab ( /t ).</text:span></text:p>
      <text:p text:style-name="Standard"/>
      <text:p text:style-name="Standard">----------------------------------------------------------------------------------</text:p>
      <text:p text:style-name="Standard">Question 1</text:p>
      <text:p text:style-name="Standard">Which of the below mentioned AWS RDS logs cannot be viewed from the console for MySQL?</text:p>
      <text:p text:style-name="Standard"/>
      <text:p text:style-name="Standard">Select one:</text:p>
      <text:p text:style-name="Standard">Error Log</text:p>
      <text:p text:style-name="Standard">Slow Query Log</text:p>
      <text:p text:style-name="Standard"><text:tab/>Transaction Log</text:p>
      <text:p text:style-name="Standard">General Log</text:p>
      <text:p text:style-name="Standard"/>
      <text:p text:style-name="Standard"/>
      <text:p text:style-name="Standard">----------------------------------------------------------------------------------</text:p>
      <text:p text:style-name="Standard">Question 2</text:p>
      <text:p text:style-name="Standard">Which of the following AWS technologies is typically used to implement Event Oriented Architectures?</text:p>
      <text:p text:style-name="Standard">Select one:</text:p>
      <text:p text:style-name="Standard"><text:tab/>SQS</text:p>
      <text:p text:style-name="Standard">DynamoDB</text:p>
      <text:p text:style-name="Standard"><text:soft-page-break/>EMR</text:p>
      <text:p text:style-name="Standard">S3</text:p>
      <text:p text:style-name="Standard">Cloudwatch</text:p>
      <text:p text:style-name="Standard"/>
      <text:p text:style-name="Standard"/>
      <text:p text:style-name="Standard"/>
      <text:p text:style-name="Standard">----------------------------------------------------------------------------------</text:p>
      <text:p text:style-name="Standard">Question 3</text:p>
      <text:p text:style-name="Standard">What is the maximum size of an S3 object?</text:p>
      <text:p text:style-name="Standard"/>
      <text:p text:style-name="Standard">Select one:</text:p>
      <text:p text:style-name="Standard">a. 5GB</text:p>
      <text:p text:style-name="Standard">b. 50GB</text:p>
      <text:p text:style-name="Standard">c. 500GB</text:p>
      <text:p text:style-name="Standard"><text:tab/>d. 5TB</text:p>
      <text:p text:style-name="Standard">e. There is no limit</text:p>
      <text:p text:style-name="Standard"/>
      <text:p text:style-name="Standard"/>
      <text:p text:style-name="Standard">----------------------------------------------------------------------------------</text:p>
      <text:p text:style-name="Standard">Question 4</text:p>
      <text:p text:style-name="Standard">Which of the following AWS services is a message broker?</text:p>
      <text:p text:style-name="Standard"><text:soft-page-break/></text:p>
      <text:p text:style-name="Standard">Select one:</text:p>
      <text:p text:style-name="Standard"><text:tab/>a. Amazon MQ</text:p>
      <text:p text:style-name="Standard">b. SQS</text:p>
      <text:p text:style-name="Standard">c. SNS</text:p>
      <text:p text:style-name="Standard">d. None of the above</text:p>
      <text:p text:style-name="Standard"/>
      <text:p text:style-name="Standard"/>
      <text:p text:style-name="Standard">----------------------------------------------------------------------------------</text:p>
      <text:p text:style-name="Standard">Question 5</text:p>
      <text:p text:style-name="Standard">A new employee has just started working at your company. It is your job to give them administrator access to your AWS console. You have given them a user name, access key ID, secret access key, and you have generated their password. They are now able to log in to your AWS console, but they are not able to interact with any AWS services. What should you do next?</text:p>
      <text:p text:style-name="Standard"/>
      <text:p text:style-name="Standard">Select one:</text:p>
      <text:p text:style-name="Standard">a. Require multi-factor authentication for their user account.</text:p>
      <text:p text:style-name="Standard">b. Ensure that they are logging in to your AWS console from your corporate network and not the normal internet.</text:p>
      <text:p text:style-name="Standard">c. Tell them to log out and log back in again.</text:p>
      <text:p text:style-name="Standard"><text:tab/>d. Grant them administrator access by adding them to the administrator group</text:p>
      <text:p text:style-name="Standard"/>
      <text:p text:style-name="Standard"/>
      <text:p text:style-name="Standard">----------------------------------------------------------------------------------</text:p>
      <text:p text:style-name="Standard">Question 6</text:p>
      <text:p text:style-name="Standard"><text:soft-page-break/>Which of the following runtime environments is not available when creating Lambda functions in AWS?</text:p>
      <text:p text:style-name="Standard"/>
      <text:p text:style-name="Standard">Select one:</text:p>
      <text:p text:style-name="Standard">Java</text:p>
      <text:p text:style-name="Standard"><text:tab/>C++</text:p>
      <text:p text:style-name="Standard">NodeJS</text:p>
      <text:p text:style-name="Standard">Python</text:p>
      <text:p text:style-name="Standard">C#</text:p>
      <text:p text:style-name="Standard"/>
      <text:p text:style-name="Standard"/>
      <text:p text:style-name="Standard">----------------------------------------------------------------------------------</text:p>
      <text:p text:style-name="Standard">Question 7</text:p>
      <text:p text:style-name="Standard">For an EC2 instance launched in a private subnet in VPC, which of the following are options for it to connect to the internet (assume security groups have proper ports open)?</text:p>
      <text:p text:style-name="Standard"/>
      <text:p text:style-name="Standard">Select one:</text:p>
      <text:p text:style-name="Standard"><text:tab/>a. If there is a public subnet in the same VPC with a NAT instance attached to the internet gateway, then a route can be configured from the instance to the NAT.</text:p>
      <text:p text:style-name="Standard">b. Simply attach an elastic ip</text:p>
      <text:p text:style-name="Standard">c. If there is a public subnet in the same VPC, an ENI can be attached to the instance with the IP address range of the public subnet.</text:p>
      <text:p text:style-name="Standard">d. There is no way for an instance in a private subnet to connect to the internet.</text:p>
      <text:p text:style-name="Standard"/>
      <text:p text:style-name="Standard"/>
      <text:p text:style-name="Standard"><text:soft-page-break/>----------------------------------------------------------------------------------</text:p>
      <text:p text:style-name="Standard">Question 8</text:p>
      <text:p text:style-name="Standard">AWS Lambda functions are region-independent. Once created, they are visible in all AWS regions.</text:p>
      <text:p text:style-name="Standard">Select one:</text:p>
      <text:p text:style-name="Standard"><text:tab/>True</text:p>
      <text:p text:style-name="Standard">False</text:p>
      <text:p text:style-name="Standard"/>
      <text:p text:style-name="Standard"/>
      <text:p text:style-name="Standard">----------------------------------------------------------------------------------</text:p>
      <text:p text:style-name="Standard">Question 9</text:p>
      <text:p text:style-name="Standard">After setting up an ELB for a website, what is the best way to route traffic to it?</text:p>
      <text:p text:style-name="Standard"/>
      <text:p text:style-name="Standard">Select one:</text:p>
      <text:p text:style-name="Standard"><text:tab/>a. Generate a CNAME record for the website and point it at the DNS name of the ELB.</text:p>
      <text:p text:style-name="Standard">b. There is no direct way to do this. You need to use Route53.</text:p>
      <text:p text:style-name="Standard">c. Resolve the ELB name to an IP address and point the website to that IP address.</text:p>
      <text:p text:style-name="Standard"/>
      <text:p text:style-name="Standard"/>
      <text:p text:style-name="Standard">----------------------------------------------------------------------------------</text:p>
      <text:p text:style-name="Standard">Question 10</text:p>
      <text:p text:style-name="Standard">An on-premise app currently uses a bus architecture. The following are the characteristics of this architecture:</text:p>
      <text:p text:style-name="Standard"><text:soft-page-break/></text:p>
      <text:p text:style-name="Standard">- The bus is used by thousands of mobile devices to push data into the app.</text:p>
      <text:p text:style-name="Standard">- There are multiple systems consuming data that is on the bus.</text:p>
      <text:p text:style-name="Standard">- Each consumer can’t handle all kinds of data and not all the data goes to all the consumers.</text:p>
      <text:p text:style-name="Standard">- Data comes at very large volume and scale.</text:p>
      <text:p text:style-name="Standard"/>
      <text:p text:style-name="Standard">While moving the app to AWS, which of the following services would you use as a replacement for the bus?</text:p>
      <text:p text:style-name="Standard"/>
      <text:p text:style-name="Standard">Select one:</text:p>
      <text:p text:style-name="Standard">S3</text:p>
      <text:p text:style-name="Standard">RDS-Aurora</text:p>
      <text:p text:style-name="Standard">SQS</text:p>
      <text:p text:style-name="Standard"><text:tab/>Kinesis</text:p>
      <text:p text:style-name="Standard"/>
      <text:p text:style-name="Standard"/>
      <text:p text:style-name="Standard">----------------------------------------------------------------------------------</text:p>
      <text:p text:style-name="Standard">Question 11</text:p>
      <text:p text:style-name="Standard">How can AWS CloudFormation and Puppet be used together?</text:p>
      <text:p text:style-name="Standard"/>
      <text:p text:style-name="Standard">Select one:</text:p>
      <text:p text:style-name="Standard"><text:tab/>Puppet can be used to bootstrap CloudFormation on your EC2 instances.</text:p>
      <text:p text:style-name="Standard"><text:soft-page-break/>CloudFormation can be used to bootstrap Puppet on your EC2 instances.</text:p>
      <text:p text:style-name="Standard">Puppet and CloudFormation cannot be used together at the same time.</text:p>
      <text:p text:style-name="Standard">None of the above.</text:p>
      <text:p text:style-name="Standard"/>
      <text:p text:style-name="Standard"/>
      <text:p text:style-name="Standard"/>
      <text:p text:style-name="Standard">----------------------------------------------------------------------------------</text:p>
      <text:p text:style-name="Standard">Question 12</text:p>
      <text:p text:style-name="Standard">What happens to your data when an EC2 instance is terminated?</text:p>
      <text:p text:style-name="Standard">Select one or more:</text:p>
      <text:p text:style-name="Standard">a. For EBS-backed AMI, the EBS volume with the operating system on it is preserved.</text:p>
      <text:p text:style-name="P1">b. For EBS-backed AMI, any EBS volume attached, other than the OS volume, is preserved.</text:p>
      <text:p text:style-name="P1">c. All of the snapshots of the EBS volume with the operating system are preserved.</text:p>
      <text:p text:style-name="P1">d. For S3-backed AMI, all of the data in the local (ephemeral) hard drive is deleted.</text:p>
      <text:p text:style-name="Standard"/>
      <text:p text:style-name="Standard">//Reply with source: <text:a xlink:type="simple" xlink:href="https://quizlet.com/304293735/awsfin8-practice-2-flash-cards/" text:style-name="ListLabel_20_1" text:visited-style-name="ListLabel_20_1"><text:span text:style-name="T2">https://quizlet.com/304293735/awsfin8-practice-2-flash-cards/</text:span></text:a></text:p>
      <text:p text:style-name="Standard"/>
      <text:p text:style-name="Standard">----------------------------------------------------------------------------------</text:p>
      <text:p text:style-name="Standard">Question 13</text:p>
      <text:p text:style-name="Standard">An application is writing logs every 5 minutes (Every new log entry is a new file). The log files are not critical but may be required only for verification in case of some major issue. The files should be accessible over the internet whenever required. Which of the below mentioned options is the best possible AWS storage solution for these requirements?</text:p>
      <text:p text:style-name="Standard"/>
      <text:p text:style-name="Standard"><text:soft-page-break/>Select one:</text:p>
      <text:p text:style-name="Standard">a. S3</text:p>
      <text:p text:style-name="Standard">b. WorkSpaces</text:p>
      <text:p text:style-name="Standard">c. RDS</text:p>
      <text:p text:style-name="Standard">d. S3 Reduced Redundancy Storage</text:p>
      <text:p text:style-name="Standard"/>
      <text:p text:style-name="Standard"/>
      <text:p text:style-name="Standard"/>
      <text:p text:style-name="Standard">----------------------------------------------------------------------------------</text:p>
      <text:p text:style-name="Standard">Question 14</text:p>
      <text:p text:style-name="Standard">In the context of an AWS-based deployment, you have an app that is deployed in an unstable region and machines keep dying every few hours. Every time a machine comes back up, you need to be able to assign it a new FQDN. How would you implement this?</text:p>
      <text:p text:style-name="Standard"/>
      <text:p text:style-name="Standard">Select one:</text:p>
      <text:p text:style-name="Standard">Setup your own DNS server</text:p>
      <text:p text:style-name="Standard">Setup your own Dynamic DNS server</text:p>
      <text:p text:style-name="P1">Use Route 53</text:p>
      <text:p text:style-name="Standard">Use the VPC DHCP options to assign the FQDN</text:p>
      <text:p text:style-name="Standard"/>
      <text:p text:style-name="Standard"/>
      <text:p text:style-name="Standard"/>
      <text:p text:style-name="Standard">----------------------------------------------------------------------------------</text:p>
      <text:p text:style-name="Standard"><text:soft-page-break/>Question 15</text:p>
      <text:p text:style-name="Standard">An AWS user has launched an EC2 instance and they would like to change its availability zone. How could they achieve this?</text:p>
      <text:p text:style-name="Standard"/>
      <text:p text:style-name="Standard">Select one:</text:p>
      <text:p text:style-name="Standard">a. The availability zone can only be modified using the AWS CLI.</text:p>
      <text:p text:style-name="Standard">b. It is not possible to change the availability zone of an EC2 instance after it has been launched.</text:p>
      <text:p text:style-name="P1">c. The availability zone can be changed in the EC2 management console, but the EC2 instance must be stopped during the change.</text:p>
      <text:p text:style-name="Standard">d. The availability zone can be changed in the EC2 management console, while the EC2 instance is still running.</text:p>
      <text:p text:style-name="Standard"/>
      <text:p text:style-name="Standard"/>
      <text:p text:style-name="Standard"/>
      <text:p text:style-name="Standard">----------------------------------------------------------------------------------</text:p>
      <text:p text:style-name="Standard">Question 16</text:p>
      <text:p text:style-name="Standard">Which of the following is the most relevant statement with regards to microservices architecture?</text:p>
      <text:p text:style-name="Standard"/>
      <text:p text:style-name="Standard">Select one:</text:p>
      <text:p text:style-name="Standard">a. Each microservice can be developed independently.</text:p>
      <text:p text:style-name="Standard">b. Reduced Service Interruptions in cloud computing</text:p>
      <text:p text:style-name="Standard">c. Microservices can be upgraded without the deployments of other functional services.</text:p>
      <text:p text:style-name="P1">d. All of the Above</text:p>
      <text:p text:style-name="Standard">e. None of the Above</text:p>
      <text:p text:style-name="Standard"><text:soft-page-break/></text:p>
      <text:p text:style-name="Standard"/>
      <text:p text:style-name="Standard">----------------------------------------------------------------------------------</text:p>
      <text:p text:style-name="Standard">Question 17</text:p>
      <text:p text:style-name="Standard">Microservice architecture is mostly for small to medium size businesses.</text:p>
      <text:p text:style-name="Standard"/>
      <text:p text:style-name="Standard">Select one:</text:p>
      <text:p text:style-name="Standard">True</text:p>
      <text:p text:style-name="P1">False</text:p>
      <text:p text:style-name="Standard"/>
      <text:p text:style-name="Standard"/>
      <text:p text:style-name="Standard">----------------------------------------------------------------------------------</text:p>
      <text:p text:style-name="Standard">Question 18</text:p>
      <text:p text:style-name="Standard">Microservice architecture is related to?</text:p>
      <text:p text:style-name="Standard"/>
      <text:p text:style-name="Standard">Select one:</text:p>
      <text:p text:style-name="Standard">a. Layered Architecture.</text:p>
      <text:p text:style-name="P2">b. Cloud</text:p>
      <text:p text:style-name="Standard">c. AWS</text:p>
      <text:p text:style-name="Standard">d. SAAS</text:p>
      <text:p text:style-name="P1">e. SOA</text:p>
      <text:p text:style-name="Standard"><text:soft-page-break/></text:p>
      <text:p text:style-name="Standard"/>
      <text:p text:style-name="Standard">----------------------------------------------------------------------------------</text:p>
      <text:p text:style-name="Standard">Question 19</text:p>
      <text:p text:style-name="Standard">In a large enterprise, while implementing a Bus architecture for an Enterprise Application Integration, John has suggested the advantages below of Bus architecture to his colleagues. Which of the following is incorrect about this approach?</text:p>
      <text:p text:style-name="Standard"/>
      <text:p text:style-name="Standard">Select one:</text:p>
      <text:p text:style-name="Standard">Easy to expand.</text:p>
      <text:p text:style-name="P2">Migration to SOA will be easy as both are based on the same architecture.</text:p>
      <text:p text:style-name="P1">Simple and cost-effective ensures high availability and scalability for critical parts of the architecture.</text:p>
      <text:p text:style-name="Standard">Less repetitive configuration as all integration configurations to be accomplished within a central repository.</text:p>
      <text:p text:style-name="Standard"/>
      <text:p text:style-name="Standard"/>
      <text:p text:style-name="Standard">----------------------------------------------------------------------------------</text:p>
      <text:p text:style-name="Standard">Question 20</text:p>
      <text:p text:style-name="Standard">You have a new product that you’re working on for a banking institution. As this service works intimately with the account interest processing components, it will be deployed in an isolated VPC as part of the customer’s on-premise private cloud. Knowing only this, you indicate that the product will be packed in the following way: <text:s/>(Select the BEST option):</text:p>
      <text:p text:style-name="Standard">Select one:</text:p>
      <text:p text:style-name="Standard">A docker container with the Java application and an init script that downloads dependencies from S3 and runs the service</text:p>
      <text:p text:style-name="Standard">A set of VMWare templates for vSphere, along with deployment instructions</text:p>
      <text:p text:style-name="Standard">A tarball/zip with a docker container, init script and a readme that includes a list of required pre-reqs</text:p>
      <text:p text:style-name="Standard">An AWS CloudFormation script that orchestrates the entire deployment</text:p>
      <text:p text:style-name="Standard"><text:soft-page-break/>A Hyper-V VM image, readme, and list of required pre-reqs</text:p>
      <text:p text:style-name="Standard"/>
      <text:p text:style-name="Standard"/>
      <text:p text:style-name="Standard">----------------------------------------------------------------------------------</text:p>
      <text:p text:style-name="Standard">Question 21</text:p>
      <text:p text:style-name="Standard">You have been given a set of requirements for a new system that will take a set of status updates and save them in a database. <text:s/>These status updates will be defined as a date/time + message. Each status update will be submitted as a set of two strings, one for the date/time and one for the message. <text:s/>While the statuses will be posted fairly infrequently, they will be heavily queried for. <text:s/>These queries commonly search for status messages within a certain time period, or for messages that contain a certain keyword. </text:p>
      <text:p text:style-name="Standard">If you were to design this system to include a robust cache, what part of a caching system would best improve performance?</text:p>
      <text:p text:style-name="Standard">Select one:</text:p>
      <text:p text:style-name="Standard">By using a proper hash table that ensures as few collisions as possible given the dataset</text:p>
      <text:p text:style-name="Standard">By distributing the cache across a global CDN (such as Amazon’s), so that requests are properly routed to a nearby datacenter</text:p>
      <text:p text:style-name="Standard">Ensuring that there is as little processing as possible between status submission and saving in the database + cache updates</text:p>
      <text:p text:style-name="Standard"><text:span text:style-name="T3">By doing pre-processing on the date/time string to convert to a standard dateTime to optimize date operations</text:span></text:p>
      <text:p text:style-name="Standard">Building a deep learning algorithm and training it across the common status message requests to build a prediction engine that pre-caches requests before clients even request them</text:p>
      <text:p text:style-name="Standard"/>
      <text:p text:style-name="Standard"/>
      <text:p text:style-name="Standard">----------------------------------------------------------------------------------</text:p>
      <text:p text:style-name="Standard">Question 22</text:p>
      <text:p text:style-name="Standard">You’re working on a new Human Resources product that provides services and tools across an entire company’s people structure. <text:s/>As part of a rapid-prototyping effort, a set of really interesting new apps have been created that would be amazing to show customers in the next beta release. <text:s/>One critical area that needs to be addressed before they are made generally available is the issue of Authorization. <text:s/>While each user already is authenticated into the system, the new apps have no understanding of the current authorization scheme (authorization based on user claims per organization). Which of the following would be the best way to quickly provide authorization capabilities to these new apps as quickly (but securely) as possible:</text:p>
      <text:p text:style-name="Standard">Select one:</text:p>
      <text:p text:style-name="Standard">Require each app to build its own authorization module that checks the intended query against the user’s claims</text:p>
      <text:p text:style-name="Standard">Provide a single authorization layer for these apps which uses data analysis on the output of an app to see if objects returned are out of the scope of the user’s claims</text:p>
      <text:p text:style-name="Standard"><text:soft-page-break/><text:span text:style-name="T3">Provide a single authorization layer for these apps which takes the claim and approves or rejects access to an app based on what query parameters were passed</text:span></text:p>
      <text:p text:style-name="Standard">Use an Aspect Oriented Framework to solve the cross-cutting concern of authorization</text:p>
      <text:p text:style-name="Standard">Refactor each app’s analysis into a Kubernetes Job, and provide data access to the pod only for the data that the user is allowed to access</text:p>
      <text:p text:style-name="Standard"/>
      <text:p text:style-name="Standard"/>
      <text:p text:style-name="Standard">----------------------------------------------------------------------------------</text:p>
      <text:p text:style-name="Standard">Question 23</text:p>
      <text:p text:style-name="Standard">What are the most important characteristics of a system that uses service-oriented architecture (SOA)?</text:p>
      <text:p text:style-name="Standard"/>
      <text:p text:style-name="Standard">Select one or more:</text:p>
      <text:p text:style-name="Standard">Performance of the entity classes</text:p>
      <text:p text:style-name="Standard">Loose coupling</text:p>
      <text:p text:style-name="Standard">XML web services</text:p>
      <text:p text:style-name="Standard">Stateful session handling in a load-balanced cluster</text:p>
      <text:p text:style-name="Standard"><text:span text:style-name="T3">Well-defined contracts between message producers and consumers</text:span></text:p>
      <text:p text:style-name="Standard"/>
      <text:p text:style-name="Standard"/>
      <text:p text:style-name="Standard">----------------------------------------------------------------------------------</text:p>
      <text:p text:style-name="Standard">Question 24</text:p>
      <text:p text:style-name="Standard">You’re working on a new business-critical service that for a set of customer repositories, as part of a CI/CD process, evaluates every check-in against 3 quality checks before ultimately deciding if the check-in is GOOD or BAD. <text:s/>Each of these quality checks has already been implemented as a webapp/service. <text:s/>Each time a new check-in is built by the CI/CD system, your component orchestrates the quality analysis; this is done by notifying the analysis sub-systems of any new check-in and waits for them to respond with their individual evaluation. <text:s/>As this is a business critical app, you want to add some monitoring to the production deployment, along with alarms when certain thresholds are met. You have come up with several indicators you can monitor and have had your dev team put estimates for each one. Considering in this release you have one week (5 days) of dev-time allocated for monitoring, which monitoring indicators do you select to implement? </text:p>
      <text:p text:style-name="Standard"/>
      <text:p text:style-name="Standard"><text:soft-page-break/>Select one or more:</text:p>
      <text:p text:style-name="Standard">(0.5d) Infrastructure indicators: CPU/Memory/Disk space</text:p>
      <text:p text:style-name="Standard">(1d) Time from when your service is notified of a new check-in and each sub-service is notified</text:p>
      <text:p text:style-name="Standard">(1d) Time from when a sub-service replies with its evaluation and the local service’s DB/Data structure is updated</text:p>
      <text:p text:style-name="Standard">(1d) Check-in evaluations requested per hour</text:p>
      <text:p text:style-name="Standard">(1d) Indicators for each subservice: Time to evaluate, time out occurrences, pass/fail rates</text:p>
      <text:p text:style-name="Standard">(1d) Total evaluation time from check-in notification through final recommendation</text:p>
      <text:p text:style-name="Standard">(1d) The % of new metric: “Complete/Incomplete evaluations”, which is the number of evaluations that successfully completed vs evaluations that had one or more sub-service evaluations fail</text:p>
      <text:p text:style-name="Standard">(1d) The pass/fail/error evaluation fail rate for each individual repository, to determine if any individual repo is having systemic issues</text:p>
      <text:p text:style-name="Standard">(0.5d) The Queries Per Second (QPS) <text:s/>rate for the overall service</text:p>
      <text:p text:style-name="Standard"/>
      <text:p text:style-name="Standard"/>
      <text:p text:style-name="Standard">----------------------------------------------------------------------------------</text:p>
      <text:p text:style-name="Standard">Question 25</text:p>
      <text:p text:style-name="Standard">What of the following can be considered drawbacks of using a microservice architecture against ordinary monolithic style?</text:p>
      <text:p text:style-name="Standard"/>
      <text:p text:style-name="Standard">Select one or more:</text:p>
      <text:p text:style-name="Standard">Highly coupled services</text:p>
      <text:p text:style-name="Standard">Change cycles are tied together</text:p>
      <text:p text:style-name="Standard"><text:span text:style-name="T3">Expensive communication channels</text:span></text:p>
      <text:p text:style-name="Standard">Hard to scale</text:p>
      <text:p text:style-name="Standard"><text:soft-page-break/></text:p>
      <text:p text:style-name="Standard"/>
      <text:p text:style-name="Standard">----------------------------------------------------------------------------------</text:p>
      <text:p text:style-name="Standard">Question 26</text:p>
      <text:p text:style-name="Standard">Does Kubernetes support self-healing containers?</text:p>
      <text:p text:style-name="Standard"/>
      <text:p text:style-name="Standard">Select one:</text:p>
      <text:p text:style-name="Standard">a. <text:span text:style-name="T3">Yes</text:span></text:p>
      <text:p text:style-name="Standard">b. No</text:p>
      <text:p text:style-name="Standard"/>
      <text:p text:style-name="Standard"/>
      <text:p text:style-name="Standard">----------------------------------------------------------------------------------</text:p>
      <text:p text:style-name="Standard">Question 27</text:p>
      <text:p text:style-name="Standard">What is the smallest deployable unit in Kubernetes?</text:p>
      <text:p text:style-name="Standard">Select one:</text:p>
      <text:p text:style-name="Standard">a. A Pod</text:p>
      <text:p text:style-name="Standard">b. A Container</text:p>
      <text:p text:style-name="Standard">c. A Pet</text:p>
      <text:p text:style-name="Standard">d. A Replica Set</text:p>
      <text:p text:style-name="Standard">e. None of the above</text:p>
      <text:p text:style-name="Standard"/>
      <text:p text:style-name="Standard"><text:soft-page-break/></text:p>
      <text:p text:style-name="Standard">----------------------------------------------------------------------------------</text:p>
      <text:p text:style-name="Standard">Question 28</text:p>
      <text:p text:style-name="Standard">Which of the following tools could you use to bring up a complete Kubernetes cluster on Amazon Web Services?</text:p>
      <text:p text:style-name="Standard">Select one:</text:p>
      <text:p text:style-name="Standard">a. minikube</text:p>
      <text:p text:style-name="Standard">b. kubeadm</text:p>
      <text:p text:style-name="Standard">c. kargo</text:p>
      <text:p text:style-name="Standard">d. kops</text:p>
      <text:p text:style-name="Standard"/>
      <text:p text:style-name="Standard"/>
      <text:p text:style-name="Standard">----------------------------------------------------------------------------------</text:p>
      <text:p text:style-name="Standard">Question 29</text:p>
      <text:p text:style-name="Standard">Does Kubernetes replace or reboot non-responsive containers?</text:p>
      <text:p text:style-name="Standard"/>
      <text:p text:style-name="Standard">Select one:</text:p>
      <text:p text:style-name="Standard">a. <text:span text:style-name="T3">Replace</text:span></text:p>
      <text:p text:style-name="Standard">b. Reboot</text:p>
      <text:p text:style-name="Standard"/>
      <text:p text:style-name="Standard"/>
      <text:p text:style-name="Standard">----------------------------------------------------------------------------------</text:p>
      <text:p text:style-name="Standard"><text:soft-page-break/>Question 30</text:p>
      <text:p text:style-name="Standard">Which company owns Kubernetes ?</text:p>
      <text:p text:style-name="Standard">Select one:</text:p>
      <text:p text:style-name="Standard">a. Google</text:p>
      <text:p text:style-name="Standard">b. Docker</text:p>
      <text:p text:style-name="Standard">c. Cloud Native Computing Foundation</text:p>
      <text:p text:style-name="Standard">d. <text:span text:style-name="T3">None of the above</text:span></text:p>
      <text:p text:style-name="Standard"/>
      <text:p text:style-name="Standard"/>
      <text:p text:style-name="Standard">----------------------------------------------------------------------------------</text:p>
      <text:p text:style-name="Standard">Question 31</text:p>
      <text:p text:style-name="Standard">Is it possible to execute commands inside of a running Docker container without access the container's console?</text:p>
      <text:p text:style-name="Standard"/>
      <text:p text:style-name="Standard">Select one:</text:p>
      <text:p text:style-name="Standard">a. No, there is no way to do that</text:p>
      <text:p text:style-name="Standard">b. Yes, using the command: “docker run -it &lt;command&gt;”</text:p>
      <text:p text:style-name="Standard">c. Yes, using the command: “docker exec &lt;container_name&gt; &lt;command&gt;“</text:p>
      <text:p text:style-name="Standard">d. Yes, using the command: “docker attach &lt;container_name&gt; &lt;command&gt;”</text:p>
      <text:p text:style-name="Standard"/>
      <text:p text:style-name="Standard"/>
      <text:p text:style-name="Standard">----------------------------------------------------------------------------------</text:p>
      <text:p text:style-name="Standard"><text:soft-page-break/>Question 32</text:p>
      <text:p text:style-name="Standard">About ENTRYPOINT and CMD:</text:p>
      <text:p text:style-name="Standard"/>
      <text:p text:style-name="Standard">a) CMD can be overwritten from command line when docker container runs</text:p>
      <text:p text:style-name="Standard"/>
      <text:p text:style-name="Standard">b) When using ENTRYPOINT, all command line arguments will be added after ENTRYPOINT parameters</text:p>
      <text:p text:style-name="Standard"/>
      <text:p text:style-name="Standard">c) CMD and ENTRYPOINT cannot be used together</text:p>
      <text:p text:style-name="Standard"/>
      <text:p text:style-name="Standard">d) You can have only one ENTRYPOINT instruction in a Dockerfile, but you can have many CMD instructions and they will be executed in order</text:p>
      <text:p text:style-name="Standard"/>
      <text:p text:style-name="Standard"/>
      <text:p text:style-name="Standard"/>
      <text:p text:style-name="Standard">Select one:</text:p>
      <text:p text:style-name="Standard">a, b, c &amp; d are true</text:p>
      <text:p text:style-name="Standard">b &amp; d are true</text:p>
      <text:p text:style-name="Standard">a &amp; b are true</text:p>
      <text:p text:style-name="Standard">a &amp; c are false, b &amp; d are true</text:p>
      <text:p text:style-name="Standard"/>
      <text:p text:style-name="Standard"/>
      <text:p text:style-name="Standard">----------------------------------------------------------------------------------</text:p>
      <text:p text:style-name="Standard"><text:soft-page-break/>Question 33</text:p>
      <text:p text:style-name="Standard">What could you do to ensure that a Docker container is restarted automatically if it exits due to the application code running inside of it?</text:p>
      <text:p text:style-name="Standard">Select one:</text:p>
      <text:p text:style-name="Standard">a. It is not possible</text:p>
      <text:p text:style-name="Standard">b. <text:span text:style-name="T3">Add a script to the container to handle the restart</text:span></text:p>
      <text:p text:style-name="Standard">c. Add a restart policy to the dockerfile</text:p>
      <text:p text:style-name="Standard">d. Set a restart policy when running the container</text:p>
      <text:p text:style-name="Standard"/>
      <text:p text:style-name="Standard"/>
      <text:p text:style-name="Standard">----------------------------------------------------------------------------------</text:p>
      <text:p text:style-name="Standard">Question 34</text:p>
      <text:p text:style-name="Standard">How can you check the metrics of a specific Docker container called “mysql_service1”?</text:p>
      <text:p text:style-name="Standard"/>
      <text:p text:style-name="Standard">Select one:</text:p>
      <text:p text:style-name="Standard">a. Using the Docker add-on called “Metrics Explorer”</text:p>
      <text:p text:style-name="Standard">b. <text:span text:style-name="T3">Copy a bash script into container to export the metrics</text:span></text:p>
      <text:p text:style-name="Standard">c. Running the command: docker stats mysql_service1</text:p>
      <text:p text:style-name="Standard">d. All of the above</text:p>
      <text:p text:style-name="Standard"/>
      <text:p text:style-name="Standard"/>
      <text:p text:style-name="Standard">----------------------------------------------------------------------------------</text:p>
      <text:p text:style-name="Standard"><text:soft-page-break/>Question 35</text:p>
      <text:p text:style-name="Standard">You have some Docker containers and need to launch from a common image, but with a slightly different configuration depending on the environment in which you’ll launch them.</text:p>
      <text:p text:style-name="Standard"/>
      <text:p text:style-name="Standard">What are the different configuration management strategies you could use to get those configurations into the Docker containers?</text:p>
      <text:p text:style-name="Standard"/>
      <text:p text:style-name="Standard">Select one or more:</text:p>
      <text:p text:style-name="Standard">a. Set the configurations via environment variables</text:p>
      <text:p text:style-name="Standard">b. Store low-level settings in Docker Registry</text:p>
      <text:p text:style-name="Standard">c. Use Ansible Galaxy to do the configuration management</text:p>
      <text:p text:style-name="Standard">d. Map configuration files via Docker volumes</text:p>
      <text:p text:style-name="Standard"/>
      <text:p text:style-name="Standard"/>
      <text:p text:style-name="Standard">----------------------------------------------------------------------------------</text:p>
      <text:p text:style-name="Standard">Question 36</text:p>
      <text:p text:style-name="Standard">Which of the following is/are correct about Scheduling containers?</text:p>
      <text:p text:style-name="Standard">a) They must be used together with Orchestration containers.</text:p>
      <text:p text:style-name="Standard"/>
      <text:p text:style-name="Standard">b) They can handle failures by doing automatic fail-overs.</text:p>
      <text:p text:style-name="Standard"/>
      <text:p text:style-name="Standard">c) Host selection is one of the most important responsibilities of container schedulers.</text:p>
      <text:p text:style-name="Standard"/>
      <text:p text:style-name="Standard"><text:soft-page-break/>d) Docker Swarm, Apache Mesos, Kubernetes and Fleet have popular scheduler implementations.</text:p>
      <text:p text:style-name="Standard"/>
      <text:p text:style-name="Standard">Select one:</text:p>
      <text:p text:style-name="Standard">a, b &amp; c are true. d is false.</text:p>
      <text:p text:style-name="Standard">b &amp; d are true. a &amp; c are false.</text:p>
      <text:p text:style-name="Standard">b, c &amp; d are true. a is false.</text:p>
      <text:p text:style-name="Standard">a, b, c &amp; d are true</text:p>
      <text:p text:style-name="Standard"/>
      <text:p text:style-name="Standard"/>
      <text:p text:style-name="Standard">----------------------------------------------------------------------------------</text:p>
      <text:p text:style-name="Standard">Question 37</text:p>
      <text:p text:style-name="Standard">Which of the following options could you use to receive notifications from the Docker daemon about newly started containers?</text:p>
      <text:p text:style-name="Standard"/>
      <text:p text:style-name="Standard">Select one:</text:p>
      <text:p text:style-name="Standard">a. Use webhooks provided by Docker Swarm Manager</text:p>
      <text:p text:style-name="Standard">b. Subscribe to Docker events, using the command: “docker events -f event=start”</text:p>
      <text:p text:style-name="Standard">c. Use the common bash scripts automatically loaded into Docker containers</text:p>
      <text:p text:style-name="Standard">d. Docker only sends notifications when a container is created, rather than started.</text:p>
      <text:p text:style-name="Standard"/>
      <text:p text:style-name="Standard"/>
      <text:p text:style-name="Standard">----------------------------------------------------------------------------------</text:p>
      <text:p text:style-name="Standard"><text:soft-page-break/>Question 38</text:p>
      <text:p text:style-name="Standard">About Docker container execution model:</text:p>
      <text:p text:style-name="Standard"/>
      <text:p text:style-name="Standard">a) Is a multitask model, but you cannot run multiple threads in a single container</text:p>
      <text:p text:style-name="Standard"/>
      <text:p text:style-name="Standard">b) The “docker run” command is designed to run a single container</text:p>
      <text:p text:style-name="Standard"/>
      <text:p text:style-name="Standard">c) You can use a bash-script to start many processes</text:p>
      <text:p text:style-name="Standard"/>
      <text:p text:style-name="Standard">d) To execute many processes in a container, you can use a process supervision tool like “supervisor”</text:p>
      <text:p text:style-name="Standard"/>
      <text:p text:style-name="Standard">Select one or more:</text:p>
      <text:p text:style-name="Standard">a, b, c &amp; d are true</text:p>
      <text:p text:style-name="Standard">b, c &amp; d are true</text:p>
      <text:p text:style-name="Standard">a &amp; b are false</text:p>
      <text:p text:style-name="Standard">a &amp; c are false, b &amp; d are true</text:p>
      <text:p text:style-name="Standard">b, c &amp; d are true, but c and d are not a good idea and you should run multiple containers</text:p>
      <text:p text:style-name="Standard"/>
      <text:p text:style-name="Standard"/>
      <text:p text:style-name="Standard">----------------------------------------------------------------------------------</text:p>
      <text:p text:style-name="Standard">Question 39</text:p>
      <text:p text:style-name="Standard"><text:soft-page-break/>How does Docker help DevOps?</text:p>
      <text:p text:style-name="Standard"/>
      <text:p text:style-name="Standard">Select one or more:</text:p>
      <text:p text:style-name="Standard">a. Both infrastructure and the application can be included in the container image</text:p>
      <text:p text:style-name="Standard">b. It simplifies non-functional requirements like security and performance, so that DevOps can focus on more important tasks</text:p>
      <text:p text:style-name="Standard">c. It eliminates the need for continuous integration/deployment tools (e.g. Jenkins)</text:p>
      <text:p text:style-name="Standard">d. It enables deployment on a wide variety of platforms</text:p>
      <text:p text:style-name="Standard"/>
      <text:p text:style-name="Standard"/>
      <text:p text:style-name="Standard">----------------------------------------------------------------------------------</text:p>
      <text:p text:style-name="Standard">Question 40</text:p>
      <text:p text:style-name="Standard">Which of the following parameters must be added to the "ls" command to display file information such as the size of the file or the date of its last modification?</text:p>
      <text:p text:style-name="Standard"/>
      <text:p text:style-name="Standard">Select one:</text:p>
      <text:p text:style-name="Standard">-b</text:p>
      <text:p text:style-name="Standard">-c</text:p>
      <text:p text:style-name="Standard">-f</text:p>
      <text:p text:style-name="Standard">-d</text:p>
      <text:p text:style-name="Standard">-l</text:p>
      <text:p text:style-name="Standard"/>
      <text:p text:style-name="Standard"/>
      <text:p text:style-name="Standard"><text:soft-page-break/>----------------------------------------------------------------------------------</text:p>
      <text:p text:style-name="Standard">Question 41</text:p>
      <text:p text:style-name="Standard">The priority of a process can be decreased by using the nohup command, but a process cannot be forced to run in the background.</text:p>
      <text:p text:style-name="Standard"/>
      <text:p text:style-name="Standard">Select one:</text:p>
      <text:p text:style-name="Standard">True</text:p>
      <text:p text:style-name="P1">False</text:p>
      <text:p text:style-name="Standard"/>
      <text:p text:style-name="Standard"/>
      <text:p text:style-name="Standard">----------------------------------------------------------------------------------</text:p>
      <text:p text:style-name="Standard">Question 42</text:p>
      <text:p text:style-name="Standard">Which of the following utilities can be used to dump traffic on a network interface?</text:p>
      <text:p text:style-name="Standard"/>
      <text:p text:style-name="Standard">Select one:</text:p>
      <text:p text:style-name="Standard">networkdump</text:p>
      <text:p text:style-name="Standard">nicdump</text:p>
      <text:p text:style-name="Standard">tcpdump</text:p>
      <text:p text:style-name="Standard">None of the above</text:p>
      <text:p text:style-name="Standard"/>
      <text:p text:style-name="Standard"/>
      <text:p text:style-name="Standard">----------------------------------------------------------------------------------</text:p>
      <text:p text:style-name="Standard"><text:soft-page-break/>Question 43</text:p>
      <text:p text:style-name="Standard">What is the expected output of the following command?</text:p>
      <text:p text:style-name="Standard"/>
      <text:p text:style-name="Standard">man scp</text:p>
      <text:p text:style-name="Standard"/>
      <text:p text:style-name="Standard">Select one:</text:p>
      <text:p text:style-name="Standard">Manually run the secure-copy command</text:p>
      <text:p text:style-name="Standard">Copy a file from the current directory to the server</text:p>
      <text:p text:style-name="Standard">Show the manual for the scp command</text:p>
      <text:p text:style-name="Standard">None of Above</text:p>
      <text:p text:style-name="Standard"/>
      <text:p text:style-name="Standard"/>
      <text:p text:style-name="Standard">----------------------------------------------------------------------------------</text:p>
      <text:p text:style-name="Standard">Question 44</text:p>
      <text:p text:style-name="Standard">What will be the output of the following command on a linux system?</text:p>
      <text:p text:style-name="Standard">Assumption: File exists and contains approximately 100+ lines.</text:p>
      <text:p text:style-name="Standard">bash-3.2$ tail -f /var/log/portal/application.log</text:p>
      <text:p text:style-name="Standard"/>
      <text:p text:style-name="Standard"/>
      <text:p text:style-name="Standard"/>
      <text:p text:style-name="Standard">Select one:</text:p>
      <text:p text:style-name="Standard"><text:soft-page-break/>Console will display the last 10 lines of file/var/log/portal/application.log and wait for additional data to be appended to application.log</text:p>
      <text:p text:style-name="Standard">Console will display the last 10 lines of file/var/log/portal/application.log and exit.</text:p>
      <text:p text:style-name="Standard">Console will display the last 100 lines of file/var/log/portal/application.log and wait for additional data to be appended to application.log</text:p>
      <text:p text:style-name="Standard">None of the above</text:p>
      <text:p text:style-name="Standard"/>
      <text:p text:style-name="Standard"/>
      <text:p text:style-name="Standard">----------------------------------------------------------------------------------</text:p>
      <text:p text:style-name="Standard">Question 45</text:p>
      <text:p text:style-name="Standard">Authorized keys are configured separately for each user and usually present in User's home directory ~/.ssh/authorized_keys but location can be configured in SSH Server configuration.</text:p>
      <text:p text:style-name="Standard"/>
      <text:p text:style-name="Standard">Select one:</text:p>
      <text:p text:style-name="Standard">True</text:p>
      <text:p text:style-name="Standard">False</text:p>
      <text:p text:style-name="Standard"/>
      <text:p text:style-name="Standard"/>
      <text:p text:style-name="Standard">----------------------------------------------------------------------------------</text:p>
      <text:p text:style-name="Standard">Question 46</text:p>
      <text:p text:style-name="Standard">In which of the following modes can a process run?</text:p>
      <text:p text:style-name="Standard"/>
      <text:p text:style-name="Standard">Select one or more:</text:p>
      <text:p text:style-name="Standard">application mode</text:p>
      <text:p text:style-name="Standard"><text:soft-page-break/>kernel mode</text:p>
      <text:p text:style-name="Standard">stopped mode</text:p>
      <text:p text:style-name="Standard">user mode</text:p>
      <text:p text:style-name="Standard">zombie mode</text:p>
      <text:p text:style-name="Standard"/>
      <text:p text:style-name="Standard"/>
      <text:p text:style-name="Standard">----------------------------------------------------------------------------------</text:p>
      <text:p text:style-name="Standard">Question 47</text:p>
      <text:p text:style-name="Standard">You need to create a user and deny him access to the Bash Shell. What would be your strategy?</text:p>
      <text:p text:style-name="Standard"/>
      <text:p text:style-name="Standard"><text:s/></text:p>
      <text:p text:style-name="Standard"/>
      <text:p text:style-name="Standard">Select one:</text:p>
      <text:p text:style-name="Standard">a. Create the user using the ‘useradd’ command without setting a password</text:p>
      <text:p text:style-name="Standard">b. Create a user and delete his ‘~/.bashrc’ file</text:p>
      <text:p text:style-name="Standard">c. Create the user using the ‘useradd -s /sbin/nologin’ command</text:p>
      <text:p text:style-name="Standard">d. Deny the user access to the file /etc/shells</text:p>
      <text:p text:style-name="Standard"/>
      <text:p text:style-name="Standard"/>
      <text:p text:style-name="Standard">----------------------------------------------------------------------------------</text:p>
      <text:p text:style-name="Standard">Question 48</text:p>
      <text:p text:style-name="Standard"><text:soft-page-break/>Which of the following statements is true about log.txt</text:p>
      <text:p text:style-name="Standard">$ls -l</text:p>
      <text:p text:style-name="Standard">drwxrwxr-x. 2 centos centos 6 Oct 25 08:24 log.txt</text:p>
      <text:p text:style-name="Standard"/>
      <text:p text:style-name="Standard"/>
      <text:p text:style-name="Standard">Show</text:p>
      <text:p text:style-name="Standard">Select one:</text:p>
      <text:p text:style-name="Standard">log.txt is a file, centos user and users with centos group has full access to log.txt, whereas other users have read and execute permissions.</text:p>
      <text:p text:style-name="Standard">log.txt is a directory, centos user and users with centos group has full access to log.txt, whereas other users have read and execute permissions.</text:p>
      <text:p text:style-name="Standard">log.txt is a directory, only centos user has full access whereas other users have no access to log.txt.</text:p>
      <text:p text:style-name="Standard">log.txt is a file, only centos user has full access whereas other users have no access to log.txt.</text:p>
      <text:p text:style-name="Standard"/>
      <text:p text:style-name="Standard"/>
      <text:p text:style-name="Standard">----------------------------------------------------------------------------------</text:p>
      <text:p text:style-name="Standard">Question 49</text:p>
      <text:p text:style-name="Standard">One advantage of dynamic routing is that it:</text:p>
      <text:p text:style-name="Standard"/>
      <text:p text:style-name="Standard">Select one:</text:p>
      <text:p text:style-name="Standard">a. Automatically maintains routing tables.</text:p>
      <text:p text:style-name="Standard">b. Limits traffic derived from routing protocols.</text:p>
      <text:p text:style-name="Standard">c. Reduces broadcast traffic.</text:p>
      <text:p text:style-name="Standard"><text:soft-page-break/>d. Automatically enables DHCP.</text:p>
      <text:p text:style-name="Standard"/>
      <text:p text:style-name="Standard"/>
      <text:p text:style-name="Standard">----------------------------------------------------------------------------------</text:p>
      <text:p text:style-name="Standard">Question 50</text:p>
      <text:p text:style-name="Standard">The protocol that maps IP addresses to a Media Access Control (MAC) address is:</text:p>
      <text:p text:style-name="Standard"/>
      <text:p text:style-name="Standard">Select one:</text:p>
      <text:p text:style-name="Standard">a. Internet Message Access Protocol (IMAP).</text:p>
      <text:p text:style-name="Standard">b. Dynamic Host Configuration Protocol (DHCP).</text:p>
      <text:p text:style-name="Standard">c. Routing Information Protocol (RIP).</text:p>
      <text:p text:style-name="Standard">d. User Datagram Protocol (UDP).</text:p>
      <text:p text:style-name="Standard">e. Address Resolution Protocol (ARP).</text:p>
      <text:p text:style-name="Standard"/>
      <text:p text:style-name="Standard"/>
      <text:p text:style-name="Standard">----------------------------------------------------------------------------------</text:p>
      <text:p text:style-name="Standard">Question 51</text:p>
      <text:p text:style-name="Standard">Which of the following is a Layer 2 WAN protocol?</text:p>
      <text:p text:style-name="Standard"/>
      <text:p text:style-name="Standard">Select one:</text:p>
      <text:p text:style-name="Standard">a. Simple Network Management Protocol (SNMP)</text:p>
      <text:p text:style-name="Standard"><text:soft-page-break/>b. Point-to-Point Protocol (PPP)</text:p>
      <text:p text:style-name="Standard">c. Transmission Control Protocol (TCP)</text:p>
      <text:p text:style-name="Standard">d. Internet Protocol (IP)</text:p>
      <text:p text:style-name="Standard"/>
      <text:p text:style-name="Standard"/>
      <text:p text:style-name="Standard">----------------------------------------------------------------------------------</text:p>
      <text:p text:style-name="Standard">Question 52</text:p>
      <text:p text:style-name="Standard">Which protocol does Ping use?</text:p>
      <text:p text:style-name="Standard"/>
      <text:p text:style-name="Standard">Select one:</text:p>
      <text:p text:style-name="Standard">a. TCP</text:p>
      <text:p text:style-name="Standard">b. ARP</text:p>
      <text:p text:style-name="Standard">c. ICMP</text:p>
      <text:p text:style-name="Standard">d. BootP</text:p>
      <text:p text:style-name="Standard"/>
      <text:p text:style-name="Standard"/>
      <text:p text:style-name="Standard">----------------------------------------------------------------------------------</text:p>
      <text:p text:style-name="Standard">Question 53</text:p>
      <text:p text:style-name="Standard">Connecting to a private network address from a public network requires:</text:p>
      <text:p text:style-name="Standard"/>
      <text:p text:style-name="Standard">Select one:</text:p>
      <text:p text:style-name="Standard"><text:soft-page-break/>a. Dynamic Host Configuration Protocol (DHCP).</text:p>
      <text:p text:style-name="Standard">b. Network Access Protection (NAP).</text:p>
      <text:p text:style-name="Standard">c. Network address translation (NAT).</text:p>
      <text:p text:style-name="Standard">d. Dynamic domain name system (DDNS).</text:p>
      <text:p text:style-name="Standard"/>
      <text:p text:style-name="Standard"/>
      <text:p text:style-name="Standard">----------------------------------------------------------------------------------</text:p>
      <text:p text:style-name="Standard">Question 54</text:p>
      <text:p text:style-name="Standard">Teredo tunneling is a protocol that:</text:p>
      <text:p text:style-name="Standard"/>
      <text:p text:style-name="Standard">Select one:</text:p>
      <text:p text:style-name="Standard">a. Translates Internet Protocol version 4 (IPv4) to Internet Protocol version 6 (IPv6).</text:p>
      <text:p text:style-name="Standard">b. Allows IPv6 connectivity through IPv4 devices.</text:p>
      <text:p text:style-name="Standard">c. Provides VPN security.</text:p>
      <text:p text:style-name="Standard">d. Dynamically allocates IPv6 addresses.</text:p>
      <text:p text:style-name="Standard"/>
      <text:p text:style-name="Standard"/>
      <text:p text:style-name="Standard">----------------------------------------------------------------------------------</text:p>
      <text:p text:style-name="Standard">Question 55</text:p>
      <text:p text:style-name="Standard">When a client's DHCP-issued address expires, the client will:</text:p>
      <text:p text:style-name="Standard"/>
      <text:p text:style-name="Standard"><text:soft-page-break/>Select one:</text:p>
      <text:p text:style-name="Standard">a. Select a new address and request approval from the DHCP server.</text:p>
      <text:p text:style-name="Standard">b. Require manual configuration with a static IP address.</text:p>
      <text:p text:style-name="Standard">c. Attempt to obtain a new address by broadcasting.</text:p>
      <text:p text:style-name="Standard">d. Continue to use the address until it is notified to stop.</text:p>
      <text:p text:style-name="Standard"/>
      <text:p text:style-name="Standard"/>
      <text:p text:style-name="Standard">----------------------------------------------------------------------------------</text:p>
      <text:p text:style-name="Standard">Question 56</text:p>
      <text:p text:style-name="Standard">The ping tool is used to:</text:p>
      <text:p text:style-name="Standard"/>
      <text:p text:style-name="Standard">Select one or more:</text:p>
      <text:p text:style-name="Standard">a. Determine the network portion of a host address.</text:p>
      <text:p text:style-name="Standard">b. Self-test a host's own network interface.</text:p>
      <text:p text:style-name="Standard">c. Determine whether a host is reachable.</text:p>
      <text:p text:style-name="Standard">d. Manage a host's session when UDP is used.</text:p>
      <text:p text:style-name="Standard"/>
      <text:p text:style-name="Standard"/>
      <text:p text:style-name="Standard">----------------------------------------------------------------------------------</text:p>
      <text:p text:style-name="Standard">Question 57</text:p>
      <text:p text:style-name="Standard">Which of the following are features of DHCP?</text:p>
      <text:p text:style-name="Standard"><text:soft-page-break/></text:p>
      <text:p text:style-name="Standard">Select one or more:</text:p>
      <text:p text:style-name="Standard">a. IP address resolution to canonical names</text:p>
      <text:p text:style-name="Standard">b. Secure shell connections</text:p>
      <text:p text:style-name="Standard">c. Address reservation</text:p>
      <text:p text:style-name="Standard">d. Network file transfer</text:p>
      <text:p text:style-name="Standard">e. IP address exclusion</text:p>
      <text:p text:style-name="Standard"/>
      <text:p text:style-name="Standard"/>
      <text:p text:style-name="Standard">----------------------------------------------------------------------------------</text:p>
      <text:p text:style-name="Standard">Question 58</text:p>
      <text:p text:style-name="Standard">You have changes in your working directory that you are not ready to commit, and you need to temporarily switch to another branch. Which Git command could you use to store your changes (without committing them) and come back to them later?</text:p>
      <text:p text:style-name="Standard"/>
      <text:p text:style-name="Standard">Select one:</text:p>
      <text:p text:style-name="Standard">a. git stash / git stash apply</text:p>
      <text:p text:style-name="Standard">b. git cherry-pick</text:p>
      <text:p text:style-name="Standard">c. git reset HEAD --hard</text:p>
      <text:p text:style-name="Standard">d. There is no such command. You must manually save your changes somewhere on the filesystem.</text:p>
      <text:p text:style-name="Standard"/>
      <text:p text:style-name="Standard"/>
      <text:p text:style-name="Standard">----------------------------------------------------------------------------------</text:p>
      <text:p text:style-name="Standard"><text:soft-page-break/>Question 59</text:p>
      <text:p text:style-name="Standard">To create a Git repository, which command do you run?</text:p>
      <text:p text:style-name="Standard"/>
      <text:p text:style-name="Standard"/>
      <text:p text:style-name="Standard">Select one:</text:p>
      <text:p text:style-name="Standard">a. git create &lt;project-name&gt;</text:p>
      <text:p text:style-name="Standard">b. git new</text:p>
      <text:p text:style-name="Standard">c. git new &lt;project-name&gt;</text:p>
      <text:p text:style-name="Standard">d. git init</text:p>
      <text:p text:style-name="Standard"/>
      <text:p text:style-name="Standard"/>
      <text:p text:style-name="Standard">----------------------------------------------------------------------------------</text:p>
      <text:p text:style-name="Standard">Question 60</text:p>
      <text:p text:style-name="Standard">How do you stage files for a commit?</text:p>
      <text:p text:style-name="Standard"/>
      <text:p text:style-name="Standard"/>
      <text:p text:style-name="Standard">Select one:</text:p>
      <text:p text:style-name="Standard">a. git stage</text:p>
      <text:p text:style-name="Standard">b. git commit</text:p>
      <text:p text:style-name="Standard">c. git add</text:p>
      <text:p text:style-name="Standard">d. git reset</text:p>
      <text:p text:style-name="Standard"><text:soft-page-break/></text:p>
      <text:p text:style-name="Standard"/>
      <text:p text:style-name="Standard">----------------------------------------------------------------------------------</text:p>
      <text:p text:style-name="Standard">Question 61</text:p>
      <text:p text:style-name="Standard">Which of the database below is not a NoSQL database?</text:p>
      <text:p text:style-name="Standard"/>
      <text:p text:style-name="Standard">Select one:</text:p>
      <text:p text:style-name="Standard">a. Mongo DB</text:p>
      <text:p text:style-name="Standard">b. Cassandra</text:p>
      <text:p text:style-name="Standard">c. Hadoop/HBase</text:p>
      <text:p text:style-name="Standard">d. Couch DB</text:p>
      <text:p text:style-name="Standard">e. IBM DB</text:p>
      <text:p text:style-name="Standard"/>
      <text:p text:style-name="Standard"/>
      <text:p text:style-name="Standard">----------------------------------------------------------------------------------</text:p>
      <text:p text:style-name="Standard">Question 62</text:p>
      <text:p text:style-name="Standard">Cassandra supports ACID transactions.</text:p>
      <text:p text:style-name="Standard"/>
      <text:p text:style-name="Standard">Select one:</text:p>
      <text:p text:style-name="Standard">a. True</text:p>
      <text:p text:style-name="Standard">b. False</text:p>
      <text:p text:style-name="Standard"><text:soft-page-break/></text:p>
      <text:p text:style-name="Standard"/>
      <text:p text:style-name="Standard">----------------------------------------------------------------------------------</text:p>
      <text:p text:style-name="Standard">Question 63</text:p>
      <text:p text:style-name="Standard">Data replication in cassandra is done using which of the following techniques?</text:p>
      <text:p text:style-name="Standard"/>
      <text:p text:style-name="Standard">Select one:</text:p>
      <text:p text:style-name="Standard">a. Cluster of replica sets with one master node.</text:p>
      <text:p text:style-name="Standard">b. Cluster of Multi-master nodes.</text:p>
      <text:p text:style-name="Standard">c. Cluster arranged as a ring of nodes.</text:p>
      <text:p text:style-name="Standard"/>
      <text:p text:style-name="Standard"/>
      <text:p text:style-name="Standard">----------------------------------------------------------------------------------</text:p>
      <text:p text:style-name="Standard">Question 64</text:p>
      <text:p text:style-name="Standard">Which of the following has the highest precedence in Ansible?</text:p>
      <text:p text:style-name="Standard"/>
      <text:p text:style-name="Standard">Select one:</text:p>
      <text:p text:style-name="Standard">a. Extra vars (-e in the command line)</text:p>
      <text:p text:style-name="Standard">b. Role defaults</text:p>
      <text:p text:style-name="Standard">c. Variables loaded from conditional imports</text:p>
      <text:p text:style-name="Standard"/>
      <text:p text:style-name="Standard"><text:soft-page-break/></text:p>
      <text:p text:style-name="Standard">----------------------------------------------------------------------------------</text:p>
      <text:p text:style-name="Standard">Question 65</text:p>
      <text:p text:style-name="Standard">What is Ansible's default transport layer?</text:p>
      <text:p text:style-name="Standard"/>
      <text:p text:style-name="Standard">Select one:</text:p>
      <text:p text:style-name="Standard">a. OpenSSH</text:p>
      <text:p text:style-name="Standard">b. PSSH</text:p>
      <text:p text:style-name="Standard">c. DropBear</text:p>
      <text:p text:style-name="Standard">d. SecureCRT</text:p>
      <text:p text:style-name="Standard"/>
      <text:p text:style-name="Standard"/>
      <text:p text:style-name="Standard">----------------------------------------------------------------------------------</text:p>
      <text:p text:style-name="Standard">Question 66</text:p>
      <text:p text:style-name="Standard">Does Ansible allow deployment on multiple host simultaneously?</text:p>
      <text:p text:style-name="Standard"/>
      <text:p text:style-name="Standard">Select one:</text:p>
      <text:p text:style-name="Standard">a. Yes</text:p>
      <text:p text:style-name="Standard">b. No</text:p>
      <text:p text:style-name="Standard"/>
      <text:p text:style-name="Standard"/>
      <text:p text:style-name="Standard"><text:soft-page-break/>----------------------------------------------------------------------------------</text:p>
      <text:p text:style-name="Standard">Question 67</text:p>
      <text:p text:style-name="Standard">A team is adopting some technical practices to achieve greater agility. One of the practices is continuous integration. The product is extremely complex and has multiple integration points. The integration and build process takes a long time, which is a major hurdle in achieving the goal of continuous integration. What is the best recommendation for the team?</text:p>
      <text:p text:style-name="Standard">Select one:</text:p>
      <text:p text:style-name="Standard">a. Investigate how to reduce the time taken for integration and build</text:p>
      <text:p text:style-name="Standard">b. Defer the continuous integration objective</text:p>
      <text:p text:style-name="Standard">c. Outsource the build and integration work to a third party</text:p>
      <text:p text:style-name="Standard">d. Document the steps to integrate manually so that whoever needs an integrated build can produce on their own</text:p>
      <text:p text:style-name="Standard"/>
      <text:p text:style-name="Standard"/>
      <text:p text:style-name="Standard">----------------------------------------------------------------------------------</text:p>
      <text:p text:style-name="Standard">Question 68</text:p>
      <text:p text:style-name="Standard">A Scrum Master is extremely busy and getting overwhelmed with a large number of tasks that are waiting for his attention. Can you help the Scrum Master prioritize among the following tasks, that is, which one should he do first?</text:p>
      <text:p text:style-name="Standard"/>
      <text:p text:style-name="Standard">Select one:</text:p>
      <text:p text:style-name="Standard">a. Complete amendments to the definition of done as discussed in the last Sprint retrospective</text:p>
      <text:p text:style-name="Standard">b. Contact a technical expert with a request to help out a team member who is stuck on a particular issue</text:p>
      <text:p text:style-name="Standard">c. Produce a Sprint completion report that is already delayed by 2 days</text:p>
      <text:p text:style-name="Standard">d. Schedule the next Sprint planning meeting</text:p>
      <text:p text:style-name="Standard"/>
      <text:p text:style-name="Standard"/>
      <text:p text:style-name="Standard"><text:soft-page-break/>----------------------------------------------------------------------------------</text:p>
      <text:p text:style-name="Standard">Question 69</text:p>
      <text:p text:style-name="Standard">The burndown chart for a team showed a peculiar trend. It started dropping rapidly at the beginning of the Sprint and then seemed to plateau in the middle. A day before the Sprint, the line dipped rapidly and reached the horizontal axis. Which of the following is the most likely reason for this trend?</text:p>
      <text:p text:style-name="Standard">Select one:</text:p>
      <text:p text:style-name="P1">a. The team encountered a major blocking issue in the middle of the Sprint which was resolved only toward the end.</text:p>
      <text:p text:style-name="Standard">b. The team was not regular in updating their tasks in the beginning of the Sprint</text:p>
      <text:p text:style-name="Standard">c. There might have been an incorrect assignment of stories to the team members</text:p>
      <text:p text:style-name="Standard">d. The customer did not accept the stories till the end of the Sprint</text:p>
      <text:p text:style-name="Standard"/>
      <text:p text:style-name="Standard"/>
      <text:p text:style-name="Standard">----------------------------------------------------------------------------------</text:p>
      <text:p text:style-name="Standard">Question 70</text:p>
      <text:p text:style-name="Standard">One week into a four-week sprint, the Development Team has realized that it won't be able to deliver half of the Sprint Backlog items. The Product Owner is not happy with this, because the customer is expecting most of those features for a release at the end of the Sprint. What is the best course of action as the Scrum Master?</text:p>
      <text:p text:style-name="Standard"/>
      <text:p text:style-name="Standard">Select one:</text:p>
      <text:p text:style-name="P1">a. Recommend the cancellation of the Sprint and start another one immediately, one that is only focused on the must-have features</text:p>
      <text:p text:style-name="Standard">b. Recommend that the Product Owner to revise the order of Sprint Backlog items and let the developers continue with the best they can</text:p>
      <text:p text:style-name="Standard">c. Recommend that the developers work overtime, and in return, take a few days off after the Sprint</text:p>
      <text:p text:style-name="P2">d. Recommend an extension of the Sprint duration, until everything is finished for the release</text:p>
      <text:p text:style-name="Standard"/>
      <text:p text:style-name="Standard"/>
      <text:p text:style-name="Standard"><text:soft-page-break/>----------------------------------------------------------------------------------</text:p>
      <text:p text:style-name="Standard">Question 71</text:p>
      <text:p text:style-name="Standard">Continuous Integration is a process, not a set of tools, that requires a great amount of discipline from software development team members. The goal of Continuous Integration (CI) is to make sure that software is operational and working all the time.</text:p>
      <text:p text:style-name="Standard"/>
      <text:p text:style-name="Standard">Select one:</text:p>
      <text:p text:style-name="P1">True</text:p>
      <text:p text:style-name="Standard">False</text:p>
      <text:p text:style-name="Standard"/>
      <text:p text:style-name="Standard"/>
      <text:p text:style-name="Standard">----------------------------------------------------------------------------------</text:p>
      <text:p text:style-name="Standard">Question 72</text:p>
      <text:p text:style-name="Standard">What architecture is recommended by the Jenkins Cookbook for a scalable Jenkins environment?</text:p>
      <text:p text:style-name="Standard"/>
      <text:p text:style-name="Standard">Select one:</text:p>
      <text:p text:style-name="P1">a. Distributed Builds Architecture</text:p>
      <text:p text:style-name="Standard">b. Central Master Architecture</text:p>
      <text:p text:style-name="Standard">c. Automatic Builds Architecture</text:p>
      <text:p text:style-name="Standard">d. Manual Polling Architecture</text:p>
      <text:p text:style-name="Standard">e. One-Shot Build Architecture</text:p>
      <text:p text:style-name="Standard"/>
      <text:p text:style-name="Standard"/>
      <text:p text:style-name="Standard"><text:soft-page-break/>----------------------------------------------------------------------------------</text:p>
      <text:p text:style-name="Standard">Question 73</text:p>
      <text:p text:style-name="Standard">Which of the following statement is false?</text:p>
      <text:p text:style-name="Standard">Select one:</text:p>
      <text:p text:style-name="Standard">a. Continuous integration pipeline should be triggered for every push to the repository</text:p>
      <text:p text:style-name="P1">b. Continuous delivery means that running code is automatically delivered to production</text:p>
      <text:p text:style-name="P2">c. A CI/CD pipeline does not have to be handled by a specialized team</text:p>
      <text:p text:style-name="Standard">d. All of the above</text:p>
      <text:p text:style-name="Standard"/>
      <text:p text:style-name="Standard"/>
      <text:p text:style-name="Standard">----------------------------------------------------------------------------------</text:p>
      <text:p text:style-name="Standard">Question 74</text:p>
      <text:p text:style-name="Standard">By definition, what does a Continuous Delivery pipeline consist of?</text:p>
      <text:p text:style-name="Standard"/>
      <text:p text:style-name="Standard">Select one:</text:p>
      <text:p text:style-name="Standard">a. Backlog items</text:p>
      <text:p text:style-name="Standard">b. Artifacts</text:p>
      <text:p text:style-name="P1">c. Stages</text:p>
      <text:p text:style-name="Standard">d. Tickets</text:p>
      <text:p text:style-name="Standard">e. Commitments</text:p>
      <text:p text:style-name="Standard"/>
      <text:p text:style-name="Standard"><text:soft-page-break/></text:p>
      <text:p text:style-name="Standard">----------------------------------------------------------------------------------</text:p>
      <text:p text:style-name="Standard">Question 75</text:p>
      <text:p text:style-name="Standard">Which of the following steps are part of Continuous Integration?</text:p>
      <text:p text:style-name="Standard"/>
      <text:p text:style-name="Standard">Select one or more:</text:p>
      <text:p text:style-name="P1">a. The code from individual programmers is merged into a shared codebase.</text:p>
      <text:p text:style-name="P1">b. Automated tests are run to validate the code.</text:p>
      <text:p text:style-name="P1">c. Users perform acceptance testing and provide feedback.</text:p>
      <text:p text:style-name="Standard">d. When a build is completed, the application is deployed.</text:p>
      <text:p text:style-name="P1">e. When a programmer checks in code, a build is trigger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2" meta:paragraph-count="632" meta:word-count="4716" meta:character-count="33265" meta:non-whitespace-character-count="29156"/>
    <meta:generator>LibreOfficeDev/6.0.5.2$Linux_X86_64 LibreOffice_project/</meta:generator>
  </office:meta>
</office:document-meta>
</file>